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" svg:font-family="'DejaVu Sans'"/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solid" svg:stroke-width="0cm" svg:stroke-color="#3465a4" draw:fill="none" draw:textarea-vertical-align="middle" draw:auto-grow-height="false" draw:fit-to-size="false" fo:min-height="1.901cm" fo:min-width="6.611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cm" svg:stroke-color="#3465a4" draw:fill="none" draw:textarea-vertical-align="top" draw:auto-grow-height="false" fo:min-height="15.145cm" fo:min-width="7.453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cm" svg:stroke-color="#3465a4" draw:fill="none" draw:textarea-vertical-align="top" draw:auto-grow-height="false" fo:min-height="4.475cm" fo:min-width="6.103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3465a4" draw:fill="none" draw:textarea-vertical-align="top" draw:auto-grow-height="false" fo:min-height="3.671cm" fo:min-width="6.10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3465a4" draw:fill="none" draw:textarea-vertical-align="top" draw:auto-grow-height="false" fo:min-height="3.727cm" fo:min-width="7.121cm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solid" svg:stroke-width="0cm" svg:stroke-color="#3465a4" draw:fill="none" draw:textarea-vertical-align="middle" draw:auto-grow-height="false" draw:fit-to-size="false" fo:min-height="2.797cm" fo:min-width="5.087cm" fo:padding-top="0.125cm" fo:padding-bottom="0.125cm" fo:padding-left="0.25cm" fo:padding-right="0.25cm" fo:wrap-option="no-wrap"/>
    </style:style>
    <style:style style:name="gr8" style:family="graphic" style:parent-style-name="standard" style:list-style-name="L4">
      <style:graphic-properties draw:stroke="solid" svg:stroke-width="0cm" svg:stroke-color="#3465a4" draw:fill="none" draw:textarea-vertical-align="middle" draw:auto-grow-height="false" draw:fit-to-size="false" fo:min-height="2.709cm" fo:min-width="5.087cm" fo:padding-top="0.125cm" fo:padding-bottom="0.125cm" fo:padding-left="0.25cm" fo:padding-right="0.25cm" fo:wrap-option="no-wrap"/>
    </style:style>
    <style:style style:name="gr9" style:family="graphic" style:parent-style-name="standard" style:list-style-name="L4">
      <style:graphic-properties draw:stroke="solid" svg:stroke-width="0cm" svg:stroke-color="#3465a4" draw:fill="none" draw:textarea-vertical-align="middle" draw:auto-grow-height="false" draw:fit-to-size="false" fo:min-height="2.289cm" fo:min-width="5.087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765cm" fo:min-width="1.277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11cm" fo:min-width="3.383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solid" svg:stroke-width="0cm" svg:stroke-color="#3465a4" draw:fill="none" draw:textarea-vertical-align="middle" draw:auto-grow-height="false" draw:fit-to-size="false" fo:min-height="2.797cm" fo:min-width="4.325cm" fo:padding-top="0.125cm" fo:padding-bottom="0.125cm" fo:padding-left="0.25cm" fo:padding-right="0.25cm" fo:wrap-option="no-wrap"/>
    </style:style>
    <style:style style:name="gr13" style:family="graphic" style:parent-style-name="standard" style:list-style-name="L4">
      <style:graphic-properties draw:stroke="solid" svg:stroke-width="0cm" svg:stroke-color="#3465a4" draw:fill="none" draw:textarea-vertical-align="middle" draw:auto-grow-height="false" draw:fit-to-size="false" fo:min-height="1.529cm" fo:min-width="2.549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81cm" svg:stroke-color="#000000" draw:marker-start-width="0.321cm" draw:marker-end="msArrowEnd_20_5" draw:marker-end-width="0.331cm" draw:marker-end-center="false" draw:fill="none" draw:textarea-vertical-align="top" draw:auto-grow-height="false" fo:min-height="1.703cm" fo:min-width="0cm" fo:padding-top="0.165cm" fo:padding-bottom="0.165cm" fo:padding-left="0.29cm" fo:padding-right="0.29cm" fo:wrap-option="wrap"/>
    </style:style>
    <style:style style:name="gr1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 style:list-style-name="L4">
      <style:graphic-properties draw:stroke="solid" svg:stroke-width="0cm" svg:stroke-color="#3465a4" draw:fill="none" draw:textarea-vertical-align="middle" draw:auto-grow-height="false" draw:fit-to-size="false" fo:min-height="1.529cm" fo:min-width="2.549cm" fo:padding-top="0.125cm" fo:padding-bottom="0.125cm" fo:padding-left="0.25cm" fo:padding-right="0.25cm" fo:wrap-option="no-wrap"/>
    </style:style>
    <style:style style:name="gr17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solid" svg:stroke-width="0cm" svg:stroke-color="#3465a4" draw:fill="none" draw:textarea-vertical-align="top" draw:auto-grow-height="false" fo:min-height="5.566cm" fo:min-width="8.643cm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solid" svg:stroke-width="0cm" svg:stroke-color="#3465a4" draw:fill="none" draw:textarea-vertical-align="middle" draw:auto-grow-height="false" draw:fit-to-size="false" fo:min-height="1.527cm" fo:min-width="2.547cm" fo:padding-top="0.125cm" fo:padding-bottom="0.125cm" fo:padding-left="0.25cm" fo:padding-right="0.25cm" fo:wrap-option="no-wrap"/>
    </style:style>
    <style:style style:name="gr20" style:family="graphic" style:parent-style-name="standard" style:list-style-name="L4">
      <style:graphic-properties draw:stroke="solid" svg:stroke-width="0cm" svg:stroke-color="#3465a4" draw:fill="none" draw:textarea-vertical-align="middle" draw:auto-grow-height="false" draw:fit-to-size="false" fo:min-height="1.527cm" fo:min-width="2.547cm" fo:padding-top="0.125cm" fo:padding-bottom="0.125cm" fo:padding-left="0.25cm" fo:padding-right="0.25cm" fo:wrap-option="no-wrap"/>
    </style:style>
    <style:style style:name="gr21" style:family="graphic" style:parent-style-name="standard" style:list-style-name="L4">
      <style:graphic-properties draw:stroke="solid" svg:stroke-width="0cm" svg:stroke-color="#3465a4" draw:fill="none" draw:textarea-vertical-align="middle" draw:auto-grow-height="false" draw:fit-to-size="false" fo:min-height="1.527cm" fo:min-width="2.54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cm" svg:stroke-color="#3465a4" draw:fill="none" draw:textarea-vertical-align="top" draw:auto-grow-height="false" fo:min-height="3.051cm" fo:min-width="2.80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cm" svg:stroke-color="#3465a4" draw:fill="none" draw:textarea-vertical-align="top" draw:auto-grow-height="false" fo:min-height="5.337cm" fo:min-width="4.579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11cm" fo:min-width="1.97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11cm" fo:min-width="3.769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11cm" fo:min-width="4.785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65cm" fo:min-width="6.405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11cm" fo:min-width="2.571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11cm" fo:min-width="3.735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65cm" fo:min-width="5.241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65cm" fo:min-width="4.537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11cm" fo:min-width="1.584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11cm" fo:min-width="1.584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11cm" fo:min-width="1.584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11cm" fo:min-width="1.584cm" fo:padding-top="0.125cm" fo:padding-bottom="0.125cm" fo:padding-left="0.25cm" fo:padding-right="0.25cm" fo:wrap-option="wrap"/>
    </style:style>
    <style:style style:name="gr3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3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co1" style:family="table-column">
      <style:table-column-properties style:column-width="4.235cm" style:use-optimal-column-width="false"/>
    </style:style>
    <style:style style:name="co2" style:family="table-column">
      <style:table-column-properties style:column-width="18.965cm" style:use-optimal-column-width="false"/>
    </style:style>
    <style:style style:name="ro1" style:family="table-row">
      <style:table-row-properties style:row-height="2.162cm"/>
    </style:style>
    <style:style style:name="ro2" style:family="table-row">
      <style:table-row-properties style:row-height="1.749cm"/>
    </style:style>
    <style:style style:name="ro3" style:family="table-row">
      <style:table-row-properties style:row-height="2.164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end"/>
    </style:style>
    <style:style style:name="ce3" style:family="table-cell">
      <loext:graphic-properties draw:textarea-vertical-align="middle"/>
    </style:style>
    <style:style style:name="P1" style:family="paragraph">
      <style:paragraph-properties fo:margin-top="0cm" fo:margin-bottom="0cm" fo:line-height="100%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line-height="100%" fo:text-align="start" fo:text-indent="0cm"/>
      <style:text-properties fo:font-variant="normal" fo:text-transform="none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729fcf"/>
      <style:paragraph-properties fo:text-align="start"/>
      <style:text-properties fo:font-size="18pt"/>
    </style:style>
    <style:style style:name="P9" style:family="paragraph">
      <style:paragraph-properties fo:margin-top="0cm" fo:margin-bottom="0cm" fo:text-align="start"/>
    </style:style>
    <style:style style:name="P10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</style:style>
    <style:style style:name="P14" style:family="paragraph">
      <style:paragraph-properties fo:text-align="en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6" style:family="text">
      <style:text-properties fo:font-variant="normal" fo:text-transform="none" fo:color="#9900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9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 text:style-name="P1"><text:span text:style-name="T1">高可用</text:span><text:span text:style-name="T1">ELK</text:span><text:span text:style-name="T1">架构</text:span>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>李海滨</text:p>
            <text:p><text:a xlink:href="mailto:lihaibin@xonestep.com" xlink:type="simple">lihaibin@xonestep.com</text:a></text:p>
            <text:p>2018.07.20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特性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text:style-name="P3"><text:span text:style-name="T2">服务状态自动监控，服务自愈。</text:span></text:p>
              </text:list-item>
              <text:list-item>
                <text:p text:style-name="P3"><text:span text:style-name="T2">系统性能监控，告警信息可发往邮箱、钉钉、</text:span><text:span text:style-name="T2">zabbix</text:span><text:span text:style-name="T2">等。</text:span></text:p>
              </text:list-item>
              <text:list-item>
                <text:p text:style-name="P3"><text:span text:style-name="T2">冷数据定时迁移到冷数据节点。</text:span></text:p>
              </text:list-item>
              <text:list-item>
                <text:p text:style-name="P3"><text:span text:style-name="T2">服务自发现自注册，弹性伸缩。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涉及的应用服务</text:p>
          </draw:text-box>
        </draw:frame>
        <draw:frame presentation:style-name="pr5" draw:layer="layout" svg:width="25.2cm" svg:height="12.179cm" svg:x="1.4cm" svg:y="5cm" presentation:class="outline">
          <draw:text-box>
            <text:p text:style-name="P4"><text:span text:style-name="T2">Consul</text:span><text:span text:style-name="T3">（</text:span><text:span text:style-name="T4"><text:a xlink:href="https://www.consul.io/" xlink:type="simple">https://www.consul.io/</text:a></text:span><text:span text:style-name="T3">）</text:span><text:span text:style-name="T2"><text:line-break/></text:span><text:span text:style-name="T5">Service Discovery and Configuration</text:span></text:p>
            <text:p text:style-name="P4"><text:span text:style-name="T2">Redis + Sentinel</text:span><text:span text:style-name="T3">（</text:span><text:span text:style-name="T4"><text:a xlink:href="https://redis.io/" xlink:type="simple">https://redis.io/</text:a></text:span><text:span text:style-name="T3">）</text:span></text:p>
            <text:p text:style-name="P4"><text:span text:style-name="T5">In-memory data structure store</text:span></text:p>
            <text:p text:style-name="P4"><text:span text:style-name="T2">Monit</text:span><text:span text:style-name="T3">（</text:span><text:span text:style-name="T4"><text:a xlink:href="https://mmonit.com/monit/" xlink:type="simple">https://mmonit.com/monit/</text:a></text:span><text:span text:style-name="T3">）</text:span></text:p>
            <text:p text:style-name="P4"><text:span text:style-name="T5">System monitoring and error recovery.</text:span></text:p>
            <text:p text:style-name="P4"><text:span text:style-name="T2">Chrony</text:span><text:span text:style-name="T3">（</text:span><text:span text:style-name="T4"><text:a xlink:href="https://chrony.tuxfamily.org/" xlink:type="simple">https://chrony.tuxfamily.org/</text:a></text:span><text:span text:style-name="T3">）</text:span></text:p>
            <text:p text:style-name="P4"><text:span text:style-name="T5">A versatile implementation of the Network Time Protocol</text:span></text:p>
            <text:p text:style-name="P4"><text:span text:style-name="T2">ELK Stack</text:span><text:span text:style-name="T3">（</text:span><text:span text:style-name="T4"><text:a xlink:href="https://www.elastic.co/" xlink:type="simple">https://www.elastic.co</text:a></text:span><text:span text:style-name="T3">）</text:span></text:p>
            <text:p text:style-name="P4"><text:span text:style-name="T5">Reliably and securely take data from any source, in any format, and</text:span></text:p>
            <text:p text:style-name="P4"><text:span text:style-name="T5">search, analyze, and visualize it in real time. </text:span></text:p>
            <text:p text:style-name="P4"><text:span text:style-name="T2">Beats</text:span><text:span text:style-name="T3">（</text:span><text:span text:style-name="T6"><text:a xlink:href="https://www.elastic.co/cn/products/beats" xlink:type="simple">https://www.elastic.co/cn/products/beats</text:a></text:span><text:span text:style-name="T3">）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LK<text:span text:style-name="T1">架构图</text:span></text:p>
          </draw:text-box>
        </draw:frame>
        <draw:custom-shape draw:name="CustomShape 3" draw:style-name="gr2" draw:text-style-name="P6" xml:id="id6" draw:id="id6" draw:layer="layout" svg:width="7.11cm" svg:height="2.15cm" svg:x="10.452cm" svg:y="4.682cm">
          <text:p text:style-name="P5"><text:span text:style-name="T7">Kib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7" draw:layer="layout" svg:width="7.952cm" svg:height="15.394cm" svg:x="1.23cm" svg:y="4.6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7" xml:id="id3" draw:id="id3" draw:layer="layout" svg:width="6.602cm" svg:height="4.724cm" svg:x="18.758cm" svg:y="4.6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7" xml:id="id4" draw:id="id4" draw:layer="layout" svg:width="6.602cm" svg:height="3.92cm" svg:x="18.758cm" svg:y="15.8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7" xml:id="id5" draw:id="id5" draw:layer="layout" svg:width="7.62cm" svg:height="3.976cm" svg:x="10.414cm" svg:y="10.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6" xml:id="id1" draw:id="id1" draw:layer="layout" svg:width="5.586cm" svg:height="3.046cm" svg:x="2.448cm" svg:y="6.088cm">
          <text:p text:style-name="P5"><text:span text:style-name="T7">Elasticsearch</text:span></text:p>
          <text:p text:style-name="P5"><text:span text:style-name="T7">(master and inges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6" draw:layer="layout" svg:width="5.586cm" svg:height="2.958cm" svg:x="2.448cm" svg:y="11.168cm">
          <text:p text:style-name="P5"><text:span text:style-name="T7">Elasticsearch</text:span></text:p>
          <text:p text:style-name="P5"><text:span text:style-name="T7">(hot data nod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6" xml:id="id2" draw:id="id2" draw:layer="layout" svg:width="5.586cm" svg:height="2.538cm" svg:x="2.448cm" svg:y="16.502cm">
          <text:p text:style-name="P5"><text:span text:style-name="T7">Elasticsearch</text:span></text:p>
          <text:p text:style-name="P5"><text:span text:style-name="T7">(warm data nod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" draw:text-style-name="P8" draw:layer="layout" svg:width="1.776cm" svg:height="1.014cm" svg:x="19.504cm" svg:y="6.8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" draw:text-style-name="P8" draw:layer="layout" svg:width="1.776cm" svg:height="1.014cm" svg:x="22.504cm" svg:y="6.8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" draw:text-style-name="P8" draw:layer="layout" svg:width="1.776cm" svg:height="1.014cm" svg:x="19.804cm" svg:y="7.4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0" draw:text-style-name="P8" draw:layer="layout" svg:width="1.776cm" svg:height="1.014cm" svg:x="22.804cm" svg:y="7.4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1" draw:text-style-name="P10" draw:layer="layout" svg:width="3.882cm" svg:height="0.96cm" svg:x="20.174cm" svg:y="5.334cm">
          <text:p text:style-name="P9"><text:span text:style-name="T7">Beats 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2" draw:text-style-name="P6" draw:layer="layout" svg:width="4.824cm" svg:height="3.046cm" svg:x="19.647cm" svg:y="16.314cm">
          <text:p text:style-name="P5"><text:span text:style-name="T7">Redis Clu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3" draw:text-style-name="P6" draw:layer="layout" svg:width="3.048cm" svg:height="1.778cm" svg:x="10.878cm" svg:y="10.818cm">
          <text:p text:style-name="P5"><text:span text:style-name="T7">Logsta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33" draw:style-name="gr14" draw:text-style-name="P7" draw:layer="layout" svg:width="0.001cm" svg:height="2.033cm" svg:x="5.241cm" svg:y="9.135cm">
          <text:p/>
          <draw:enhanced-geometry draw:mirror-horizontal="false" draw:mirror-vertical="false" svg:viewBox="0 0 21600 21600" draw:type="mso-spt32" draw:enhanced-path="M 0 0 L 21600 21600 N"/>
        </draw:custom-shape>
        <draw:connector draw:style-name="gr15" draw:text-style-name="P11" draw:layer="layout" draw:type="curve" draw:line-skew="-0.38cm" svg:x1="2.448cm" svg:y1="7.611cm" svg:x2="2.448cm" svg:y2="17.771cm" draw:start-shape="id1" draw:start-glue-point="3" draw:end-shape="id2" svg:d="M2448 7611c-1321 0-1321 10160 0 10160" svg:viewBox="0 0 992 10161">
          <text:p/>
        </draw:connector>
        <draw:custom-shape draw:name="CustomShape 21" draw:style-name="gr16" draw:text-style-name="P6" draw:layer="layout" svg:width="3.048cm" svg:height="1.778cm" svg:x="14.226cm" svg:y="12.088cm">
          <text:p text:style-name="P5"><text:span text:style-name="T7">Logsta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5" draw:text-style-name="P11" draw:layer="layout" draw:type="line" svg:x1="22.059cm" svg:y1="9.396cm" svg:x2="22.059cm" svg:y2="15.892cm" draw:start-shape="id3" draw:start-glue-point="2" draw:end-shape="id4" draw:end-glue-point="0" svg:d="M22059 9396v6496" svg:viewBox="0 0 1 6497">
          <text:p/>
        </draw:connector>
        <draw:connector draw:style-name="gr17" draw:text-style-name="P11" draw:layer="layout" draw:type="curve" svg:x1="10.414cm" svg:y1="12.248cm" svg:x2="8.034cm" svg:y2="7.611cm" draw:start-shape="id5" draw:start-glue-point="3" draw:end-shape="id1" draw:end-glue-point="1" svg:d="M10414 12248c-1785 0-595-4637-2380-4637" svg:viewBox="0 0 2381 4638">
          <text:p/>
        </draw:connector>
        <draw:connector draw:style-name="gr15" draw:text-style-name="P11" draw:layer="layout" draw:type="curve" svg:x1="10.452cm" svg:y1="5.757cm" svg:x2="8.034cm" svg:y2="7.611cm" draw:start-shape="id6" draw:end-shape="id1" draw:end-glue-point="1" svg:d="M10452 5757c-1813 0-605 1854-2418 1854" svg:viewBox="0 0 2419 1855">
          <text:p/>
        </draw:connector>
        <draw:connector draw:style-name="gr17" draw:text-style-name="P11" draw:layer="layout" draw:type="curve" svg:x1="18.758cm" svg:y1="17.852cm" svg:x2="14.224cm" svg:y2="14.236cm" draw:start-shape="id4" draw:start-glue-point="3" draw:end-shape="id5" svg:d="M18758 17852c-3023 0-4534-1205-4534-3616" svg:viewBox="0 0 4535 3617">
          <text:p/>
        </draw:connecto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 text:style-name="P1"><text:span text:style-name="T1">Consul</text:span><text:span text:style-name="T1">架构图</text:span></text:p>
          </draw:text-box>
        </draw:frame>
        <draw:custom-shape draw:name="CustomShape 2" draw:style-name="gr18" draw:text-style-name="P7" xml:id="id8" draw:id="id8" draw:layer="layout" svg:width="9.142cm" svg:height="5.815cm" svg:x="9.336cm" svg:y="4.2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6" xml:id="id12" draw:id="id12" draw:layer="layout" svg:width="3.046cm" svg:height="1.776cm" svg:x="12.384cm" svg:y="4.936cm">
          <text:p text:style-name="P5"><text:span text:style-name="T7">master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6" xml:id="id14" draw:id="id14" draw:layer="layout" svg:width="3.046cm" svg:height="1.776cm" svg:x="9.884cm" svg:y="7.336cm">
          <text:p text:style-name="P5"><text:span text:style-name="T7">master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6" xml:id="id13" draw:id="id13" draw:layer="layout" svg:width="3.046cm" svg:height="1.776cm" svg:x="14.878cm" svg:y="7.336cm">
          <text:p text:style-name="P5"><text:span text:style-name="T7">master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2" draw:text-style-name="P7" draw:layer="layout" svg:width="3.3cm" svg:height="3.3cm" svg:x="2.402cm" svg:y="13.77cm">
          <text:p/>
          <draw:enhanced-geometry draw:mirror-horizontal="false" draw:mirror-vertical="false" drawooo:sub-view-size="3304 3304" draw:text-areas="0 0 ?f0 ?f1" svg:viewBox="0 0 0 0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2" draw:text-style-name="P7" draw:layer="layout" svg:width="3.3cm" svg:height="3.3cm" svg:x="2.703cm" svg:y="14.071cm">
          <text:p/>
          <draw:enhanced-geometry draw:mirror-horizontal="false" draw:mirror-vertical="false" drawooo:sub-view-size="3304 3304" draw:text-areas="0 0 ?f0 ?f1" svg:viewBox="0 0 0 0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22" draw:text-style-name="P7" draw:layer="layout" svg:width="3.3cm" svg:height="3.3cm" svg:x="3.004cm" svg:y="14.372cm">
          <text:p/>
          <draw:enhanced-geometry draw:mirror-horizontal="false" draw:mirror-vertical="false" drawooo:sub-view-size="3304 3304" draw:text-areas="0 0 ?f0 ?f1" svg:viewBox="0 0 0 0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23" draw:text-style-name="P7" xml:id="id9" draw:id="id9" draw:layer="layout" svg:width="5.078cm" svg:height="5.586cm" svg:x="1.802cm" svg:y="12.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10" draw:layer="layout" svg:width="2.469cm" svg:height="0.96cm" svg:x="3.107cm" svg:y="12.556cm">
          <text:p text:style-name="P9"><text:span text:style-name="T7">Kib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2" draw:text-style-name="P7" draw:layer="layout" svg:width="3.3cm" svg:height="3.3cm" svg:x="8.602cm" svg:y="13.77cm">
          <text:p/>
          <draw:enhanced-geometry draw:mirror-horizontal="false" draw:mirror-vertical="false" drawooo:sub-view-size="3304 3304" draw:text-areas="0 0 ?f0 ?f1" svg:viewBox="0 0 0 0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2" draw:text-style-name="P7" draw:layer="layout" svg:width="3.3cm" svg:height="3.3cm" svg:x="8.903cm" svg:y="14.071cm">
          <text:p/>
          <draw:enhanced-geometry draw:mirror-horizontal="false" draw:mirror-vertical="false" drawooo:sub-view-size="3304 3304" draw:text-areas="0 0 ?f0 ?f1" svg:viewBox="0 0 0 0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22" draw:text-style-name="P7" draw:layer="layout" svg:width="3.3cm" svg:height="3.3cm" svg:x="9.204cm" svg:y="14.372cm">
          <text:p/>
          <draw:enhanced-geometry draw:mirror-horizontal="false" draw:mirror-vertical="false" drawooo:sub-view-size="3304 3304" draw:text-areas="0 0 ?f0 ?f1" svg:viewBox="0 0 0 0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3" draw:text-style-name="P7" xml:id="id10" draw:id="id10" draw:layer="layout" svg:width="5.078cm" svg:height="5.586cm" svg:x="8.002cm" svg:y="12.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5" draw:text-style-name="P6" draw:layer="layout" svg:width="4.268cm" svg:height="0.96cm" svg:x="8.407cm" svg:y="12.556cm">
          <text:p text:style-name="P5"><text:span text:style-name="T7">Elastic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6" draw:text-style-name="P6" draw:layer="layout" svg:width="5.284cm" svg:height="0.96cm" svg:x="1.688cm" svg:y="18.114cm">
          <text:p text:style-name="P5"><text:span text:style-name="T8">kibana.service.consu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7" draw:text-style-name="P6" draw:layer="layout" svg:width="6.904cm" svg:height="1.014cm" svg:x="7.288cm" svg:y="18.114cm">
          <text:p text:style-name="P5"><text:span text:style-name="T8">master.elastic.service.consul</text:span><text:span text:style-name="T8"><text:line-break/></text:span><text:span text:style-name="T8">ingest.</text:span><text:span text:style-name="T8">elastic.service.consul</text:span><text:span text:style-name="T8"><text:line-break/></text:span><text:span text:style-name="T8">data.elastic.service.consu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2" draw:text-style-name="P7" draw:layer="layout" svg:width="3.3cm" svg:height="3.3cm" svg:x="15.502cm" svg:y="13.77cm">
          <text:p/>
          <draw:enhanced-geometry draw:mirror-horizontal="false" draw:mirror-vertical="false" drawooo:sub-view-size="3304 3304" draw:text-areas="0 0 ?f0 ?f1" svg:viewBox="0 0 0 0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22" draw:text-style-name="P7" draw:layer="layout" svg:width="3.3cm" svg:height="3.3cm" svg:x="15.803cm" svg:y="14.071cm">
          <text:p/>
          <draw:enhanced-geometry draw:mirror-horizontal="false" draw:mirror-vertical="false" drawooo:sub-view-size="3304 3304" draw:text-areas="0 0 ?f0 ?f1" svg:viewBox="0 0 0 0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22" draw:text-style-name="P7" draw:layer="layout" svg:width="3.3cm" svg:height="3.3cm" svg:x="16.104cm" svg:y="14.372cm">
          <text:p/>
          <draw:enhanced-geometry draw:mirror-horizontal="false" draw:mirror-vertical="false" drawooo:sub-view-size="3304 3304" draw:text-areas="0 0 ?f0 ?f1" svg:viewBox="0 0 0 0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23" draw:text-style-name="P7" xml:id="id11" draw:id="id11" draw:layer="layout" svg:width="5.078cm" svg:height="5.586cm" svg:x="14.902cm" svg:y="12.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8" draw:text-style-name="P6" draw:layer="layout" svg:width="3.07cm" svg:height="0.96cm" svg:x="16.007cm" svg:y="12.556cm">
          <text:p text:style-name="P5"><text:span text:style-name="T7">Logsta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2" draw:text-style-name="P7" draw:layer="layout" svg:width="3.3cm" svg:height="3.3cm" svg:x="22.202cm" svg:y="13.97cm">
          <text:p/>
          <draw:enhanced-geometry draw:mirror-horizontal="false" draw:mirror-vertical="false" drawooo:sub-view-size="3304 3304" draw:text-areas="0 0 ?f0 ?f1" svg:viewBox="0 0 0 0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23" draw:text-style-name="P7" xml:id="id7" draw:id="id7" draw:layer="layout" svg:width="5.078cm" svg:height="5.586cm" svg:x="21.302cm" svg:y="12.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9" draw:text-style-name="P6" draw:layer="layout" svg:width="4.234cm" svg:height="0.96cm" svg:x="21.707cm" svg:y="12.556cm">
          <text:p text:style-name="P5"><text:span text:style-name="T7">Redis 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0" draw:text-style-name="P6" draw:layer="layout" svg:width="5.74cm" svg:height="1.014cm" svg:x="14.594cm" svg:y="18.114cm">
          <text:p text:style-name="P5"><text:span text:style-name="T8">logstash.service.consu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1" draw:text-style-name="P6" draw:layer="layout" svg:width="5.036cm" svg:height="1.014cm" svg:x="21.494cm" svg:y="18.114cm">
          <text:p text:style-name="P5"><text:span text:style-name="T8">redis.service.consu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2" draw:text-style-name="P10" draw:layer="layout" svg:width="2.083cm" svg:height="0.96cm" svg:x="1.778cm" svg:y="11.264cm">
          <text:p text:style-name="P9"><text:span text:style-name="T7">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3" draw:text-style-name="P10" draw:layer="layout" svg:width="2.083cm" svg:height="0.96cm" svg:x="8.002cm" svg:y="11.264cm">
          <text:p text:style-name="P9"><text:span text:style-name="T7">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4" draw:text-style-name="P10" draw:layer="layout" svg:width="2.083cm" svg:height="0.96cm" svg:x="17.897cm" svg:y="11.264cm">
          <text:p text:style-name="P9"><text:span text:style-name="T7">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5" draw:text-style-name="P10" draw:layer="layout" svg:width="2.083cm" svg:height="0.96cm" svg:x="24.297cm" svg:y="11.264cm">
          <text:p text:style-name="P9"><text:span text:style-name="T7">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6" draw:text-style-name="P11" draw:layer="layout" draw:type="curve" svg:x1="23.841cm" svg:y1="12.27cm" svg:x2="18.478cm" svg:y2="7.16cm" draw:start-shape="id7" draw:start-glue-point="0" draw:end-shape="id8" draw:end-glue-point="1" svg:d="M23841 12270c0-3407-1787-5110-5363-5110" svg:viewBox="0 0 5364 5111">
          <text:p/>
        </draw:connector>
        <draw:connector draw:style-name="gr36" draw:text-style-name="P11" draw:layer="layout" draw:type="curve" svg:x1="4.341cm" svg:y1="12.27cm" svg:x2="9.336cm" svg:y2="7.16cm" draw:start-shape="id9" draw:start-glue-point="0" draw:end-shape="id8" draw:end-glue-point="3" svg:d="M4341 12270c0-3407 1665-5110 4995-5110" svg:viewBox="0 0 4996 5111">
          <text:p/>
        </draw:connector>
        <draw:connector draw:style-name="gr36" draw:text-style-name="P11" draw:layer="layout" draw:type="curve" svg:x1="10.541cm" svg:y1="12.27cm" svg:x2="13.907cm" svg:y2="10.068cm" draw:start-shape="id10" draw:start-glue-point="0" draw:end-shape="id8" svg:d="M10541 12270c0-1651 3366-551 3366-2202" svg:viewBox="0 0 3367 2203">
          <text:p/>
        </draw:connector>
        <draw:connector draw:style-name="gr36" draw:text-style-name="P11" draw:layer="layout" draw:type="curve" svg:x1="17.441cm" svg:y1="12.27cm" svg:x2="13.907cm" svg:y2="10.068cm" draw:start-shape="id11" draw:start-glue-point="0" draw:end-shape="id8" draw:end-glue-point="2" svg:d="M17441 12270c0-1651-3534-551-3534-2202" svg:viewBox="0 0 3535 2203">
          <text:p/>
        </draw:connector>
        <draw:connector draw:style-name="gr37" draw:text-style-name="P11" draw:layer="layout" draw:type="curve" svg:x1="15.43cm" svg:y1="5.824cm" svg:x2="16.401cm" svg:y2="7.336cm" draw:start-shape="id12" draw:start-glue-point="1" draw:end-shape="id13" draw:end-glue-point="0" svg:d="M15430 5824c648 0 971 504 971 1512" svg:viewBox="0 0 972 1513">
          <text:p/>
        </draw:connector>
        <draw:connector draw:style-name="gr37" draw:text-style-name="P11" draw:layer="layout" draw:type="curve" svg:x1="12.384cm" svg:y1="5.824cm" svg:x2="11.407cm" svg:y2="7.336cm" draw:start-shape="id12" draw:start-glue-point="3" draw:end-shape="id14" draw:end-glue-point="0" svg:d="M12384 5824c-652 0-977 504-977 1512" svg:viewBox="0 0 978 1513">
          <text:p/>
        </draw:connector>
        <draw:connector draw:style-name="gr37" draw:text-style-name="P11" draw:layer="layout" draw:type="curve" svg:x1="11.407cm" svg:y1="9.112cm" svg:x2="16.401cm" svg:y2="9.112cm" draw:start-shape="id14" draw:end-shape="id13" draw:end-glue-point="2" svg:d="M11407 9112c0 751 4994 751 4994 0" svg:viewBox="0 0 4995 564">
          <text:p/>
        </draw:connector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部署前的准备</text:p>
          </draw:text-box>
        </draw:frame>
        <draw:frame presentation:style-name="pr5" draw:layer="layout" svg:width="25.2cm" svg:height="12.179cm" svg:x="1.4cm" svg:y="5cm" presentation:class="outline">
          <draw:text-box>
            <text:p text:style-name="P12">更新系统</text:p>
            <text:list text:style-name="L3">
              <text:list-item>
                <text:p text:style-name="P12">如果有条件的，应该把系统软件更新到最新版本，并重启一次。</text:p>
              </text:list-item>
              <text:list-item>
                <text:p text:style-name="P12">部署过程中，由于系统差别，可能会遇到某些依赖包缺失。请自行修复。<text:a xlink:href="https://pkgs.org/" xlink:type="simple">https://pkgs.org/</text:a>可搜索下载。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lasticsearch 数据盘容量估算公式</text:p>
          </draw:text-box>
        </draw:frame>
        <draw:frame presentation:style-name="pr5" draw:layer="layout" svg:width="24cm" svg:height="12.179cm" svg:x="1.4cm" svg:y="5cm" presentation:class="outline" presentation:user-transformed="true">
          <draw:text-box>
            <text:list text:style-name="L2">
              <text:list-item>
                <text:p>以每条日志1kb大小为例，每秒产生1000条日志记录，不做任何解构的前提下，每天的数据存储量在83GB左右。2TB磁盘空间约可以存储23天左右的日志。<text:line-break/>1Kb*1000*86400<text:span text:style-name="T9">≈</text:span>83GB</text:p>
              </text:list-item>
              <text:list-item>
                <text:p>经过Logstash解构过滤的日志存储量，会比实际的低。</text:p>
              </text:list-item>
              <text:list-item>
                <text:p>分布式架构下，每个ES数据节点的存储使用率，应限制在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配置要求</text:p>
          </draw:text-box>
        </draw:frame>
        <draw:frame draw:style-name="standard" draw:layer="layout" svg:width="23.199cm" svg:height="9.985cm" svg:x="2.2cm" svg:y="6cm" presentation:class="table" presentation:user-transformed="true">
          <table:table table:template-name="turquois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名称</text:p>
              </table:table-cell>
              <table:table-cell>
                <text:p text:style-name="P13">要求</text:p>
              </table:table-cell>
            </table:table-row>
            <table:table-row table:style-name="ro1">
              <table:table-cell table:style-name="ce2">
                <text:p text:style-name="P14">操作系统</text:p>
              </table:table-cell>
              <table:table-cell table:style-name="ce3">
                <text:p>Ubuntu xenial（首选），次选CentOS 7。</text:p>
              </table:table-cell>
            </table:table-row>
            <table:table-row table:style-name="ro2">
              <table:table-cell table:style-name="ce2">
                <text:p text:style-name="P14">CPU</text:p>
              </table:table-cell>
              <table:table-cell table:style-name="ce3">
                <text:p>4+</text:p>
              </table:table-cell>
            </table:table-row>
            <table:table-row table:style-name="ro2">
              <table:table-cell table:style-name="ce2">
                <text:p text:style-name="P14">RAM</text:p>
              </table:table-cell>
              <table:table-cell table:style-name="ce3">
                <text:p>8GB+</text:p>
              </table:table-cell>
            </table:table-row>
            <table:table-row table:style-name="ro3">
              <table:table-cell table:style-name="ce2">
                <text:p text:style-name="P14">数据盘</text:p>
              </table:table-cell>
              <table:table-cell table:style-name="ce3">
                <text:p>非系统分区，分区格式XFS，容量根据计算公式推导。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" svg:font-family="'DejaVu Sans'"/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0T16:23:29.040306722</meta:creation-date>
    <meta:editing-duration>PT42M45S</meta:editing-duration>
    <meta:editing-cycles>32</meta:editing-cycles>
    <meta:generator>LibreOffice/5.1.6.2$Linux_X86_64 LibreOffice_project/10m0$Build-2</meta:generator>
    <dc:date>2018-07-20T17:16:41.262142396</dc:date>
    <meta:document-statistic meta:object-count="111"/>
    <meta:template xlink:type="simple" xlink:actuate="onRequest" xlink:title="Inspiration" xlink:href="../../../../../../usr/lib/libreoffice/share/template/common/layout/Inspiration.otp" meta:date="2018-07-20T16:23:28.700834489"/>
  </office:meta>
</office:document-meta>
</file>